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53fd7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5" style:family="paragraph" style:parent-style-name="Standard">
      <style:text-properties officeooo:rsid="00153fd7" officeooo:paragraph-rsid="00153fd7"/>
    </style:style>
    <style:style style:name="P6" style:family="paragraph" style:parent-style-name="Standard">
      <style:paragraph-properties fo:margin-top="0cm" fo:margin-bottom="0.499cm" style:contextual-spacing="false" style:line-height-at-least="0.503cm"/>
      <style:text-properties fo:color="#cccccc" loext:opacity="100%" style:font-name="Consolas" fo:font-size="10.5pt" fo:font-weight="normal" fo:background-color="#1f1f1f"/>
    </style:style>
    <style:style style:name="P7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8" style:family="paragraph" style:parent-style-name="Standard">
      <style:text-properties officeooo:paragraph-rsid="0016203d"/>
    </style:style>
    <style:style style:name="P9" style:family="paragraph" style:parent-style-name="Standard">
      <style:text-properties officeooo:rsid="0016203d" officeooo:paragraph-rsid="0016203d"/>
    </style:style>
    <style:style style:name="P10" style:family="paragraph" style:parent-style-name="Standard">
      <style:paragraph-properties fo:break-before="page"/>
      <style:text-properties officeooo:paragraph-rsid="0016f875"/>
    </style:style>
    <style:style style:name="P11" style:family="paragraph" style:parent-style-name="Standard">
      <style:text-properties officeooo:rsid="0016f875" officeooo:paragraph-rsid="0016f875"/>
    </style:style>
    <style:style style:name="P12" style:family="paragraph" style:parent-style-name="Standard">
      <style:text-properties officeooo:paragraph-rsid="0017f40b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officeooo:paragraph-rsid="00188b4a" fo:background-color="#1f1f1f"/>
    </style:style>
    <style:style style:name="P14" style:family="paragraph" style:parent-style-name="Standard">
      <style:paragraph-properties fo:margin-left="0cm" fo:margin-right="0cm" style:line-height-at-least="0.503cm" fo:text-indent="0cm" style:auto-text-indent="false" fo:break-before="page"/>
      <style:text-properties fo:color="#cccccc" loext:opacity="100%" style:font-name="Consolas" fo:font-size="10.5pt" fo:font-weight="normal" officeooo:paragraph-rsid="001973ac" fo:background-color="#1f1f1f"/>
    </style:style>
    <style:style style:name="P15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officeooo:rsid="001973ac" officeooo:paragraph-rsid="001973ac" fo:background-color="#1f1f1f"/>
    </style:style>
    <style:style style:name="P16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officeooo:paragraph-rsid="001b3bae" fo:background-color="#1f1f1f"/>
    </style:style>
    <style:style style:name="P17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officeooo:rsid="001b3bae" officeooo:paragraph-rsid="001b3bae" fo:background-color="#1f1f1f"/>
    </style:style>
    <style:style style:name="P18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officeooo:paragraph-rsid="001be271" fo:background-color="#1f1f1f"/>
    </style:style>
    <style:style style:name="P19" style:family="paragraph" style:parent-style-name="Standard">
      <style:paragraph-properties fo:margin-top="0cm" fo:margin-bottom="0.499cm" style:contextual-spacing="false" style:line-height-at-least="0.503cm"/>
    </style:style>
    <style:style style:name="P20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officeooo:rsid="001be271" officeooo:paragraph-rsid="001be271" fo:background-color="#1f1f1f"/>
    </style:style>
    <style:style style:name="P2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officeooo:rsid="00188b4a" officeooo:paragraph-rsid="00188b4a" fo:background-color="#1f1f1f"/>
    </style:style>
    <style:style style:name="P22" style:family="paragraph" style:parent-style-name="Standard">
      <style:text-properties officeooo:rsid="0017f40b" officeooo:paragraph-rsid="0017f40b"/>
    </style:style>
    <style:style style:name="T1" style:family="text">
      <style:text-properties officeooo:rsid="00153fd7"/>
    </style:style>
    <style:style style:name="T2" style:family="text">
      <style:text-properties fo:color="#dcdcaa" loext:opacity="100%" style:font-name="Consolas" fo:font-size="10.5pt" fo:font-weight="normal" fo:background-color="#1f1f1f" loext:char-shading-value="0"/>
    </style:style>
    <style:style style:name="T3" style:family="text">
      <style:text-properties fo:color="#cccccc" loext:opacity="100%" style:font-name="Consolas" fo:font-size="10.5pt" fo:font-weight="normal" fo:background-color="#1f1f1f" loext:char-shading-value="0"/>
    </style:style>
    <style:style style:name="T4" style:family="text">
      <style:text-properties fo:color="#ce9178" loext:opacity="100%" style:font-name="Consolas" fo:font-size="10.5pt" fo:font-weight="normal" fo:background-color="#1f1f1f" loext:char-shading-value="0"/>
    </style:style>
    <style:style style:name="T5" style:family="text">
      <style:text-properties fo:color="#9cdcfe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4ec9b0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c586c0" loext:opacity="100%"/>
    </style:style>
    <style:style style:name="T10" style:family="text">
      <style:text-properties fo:color="#b5cea8" loext:opacity="100%"/>
    </style:style>
    <style:style style:name="T11" style:family="text">
      <style:text-properties fo:color="#dcdcaa" loext:opacity="100%" style:font-name="Consolas" fo:font-size="10.5pt" fo:font-weight="normal"/>
    </style:style>
    <style:style style:name="T12" style:family="text">
      <style:text-properties style:font-name="Consolas" fo:font-size="10.5pt" fo:font-weight="normal"/>
    </style:style>
    <style:style style:name="T13" style:family="text">
      <style:text-properties fo:color="#ce9178" loext:opacity="100%" style:font-name="Consolas" fo:font-size="10.5pt" fo:font-weight="normal"/>
    </style:style>
    <style:style style:name="T14" style:family="text">
      <style:text-properties officeooo:rsid="0016203d"/>
    </style:style>
    <style:style style:name="T15" style:family="text">
      <style:text-properties fo:color="#569cd6" loext:opacity="100%"/>
    </style:style>
    <style:style style:name="T16" style:family="text">
      <style:text-properties officeooo:rsid="0016f875"/>
    </style:style>
    <style:style style:name="T17" style:family="text">
      <style:text-properties fo:color="#ce9178" loext:opacity="100%"/>
    </style:style>
    <style:style style:name="T18" style:family="text">
      <style:text-properties officeooo:rsid="0017f40b"/>
    </style:style>
    <style:style style:name="T19" style:family="text">
      <style:text-properties fo:color="#c586c0" loext:opacity="100%" style:font-name="Consolas" fo:font-size="10.5pt" fo:font-weight="normal" fo:background-color="#1f1f1f" loext:char-shading-value="0"/>
    </style:style>
    <style:style style:name="T20" style:family="text">
      <style:text-properties fo:color="#4ec9b0" loext:opacity="100%" style:font-name="Consolas" fo:font-size="10.5pt" fo:font-weight="normal" fo:background-color="#1f1f1f" loext:char-shading-value="0"/>
    </style:style>
    <style:style style:name="T21" style:family="text">
      <style:text-properties officeooo:rsid="00188b4a"/>
    </style:style>
    <style:style style:name="T22" style:family="text">
      <style:text-properties fo:color="#9cdcfe" loext:opacity="100%" style:font-name="Consolas" fo:font-size="10.5pt" fo:font-weight="normal"/>
    </style:style>
    <style:style style:name="T23" style:family="text">
      <style:text-properties fo:color="#d4d4d4" loext:opacity="100%" style:font-name="Consolas" fo:font-size="10.5pt" fo:font-weight="normal"/>
    </style:style>
    <style:style style:name="T24" style:family="text">
      <style:text-properties officeooo:rsid="001973ac"/>
    </style:style>
    <style:style style:name="T25" style:family="text">
      <style:text-properties officeooo:rsid="001b3bae"/>
    </style:style>
    <style:style style:name="T26" style:family="text">
      <style:text-properties officeooo:rsid="001be271"/>
    </style:style>
    <style:style style:name="T27" style:family="text">
      <style:text-properties fo:color="#c586c0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- </text:span><text:span text:style-name="T2">print</text:span><text:span text:style-name="T3">(</text:span><text:span text:style-name="T4">"Ingresa tu edad"</text:span><text:span text:style-name="T3">)</text:span></text:p>
      <text:p text:style-name="P2"/>
      <text:p text:style-name="P3"><text:span text:style-name="T5">edad</text:span> <text:span text:style-name="T6">=</text:span> <text:span text:style-name="T7">int</text:span>(<text:span text:style-name="T8">input</text:span>())</text:p>
      <text:p text:style-name="P2"/>
      <text:p text:style-name="P3"><text:span text:style-name="T9">if</text:span> <text:span text:style-name="T5">edad</text:span> <text:span text:style-name="T6">&gt;=</text:span> <text:span text:style-name="T10">18</text:span>:</text:p>
      <text:p text:style-name="P4">    <text:span text:style-name="T11">print</text:span><text:span text:style-name="T12">(</text:span><text:span text:style-name="T13">"Eres mayor de edad"</text:span><text:span text:style-name="T12">)</text:span></text:p>
      <text:p text:style-name="P3"><text:span text:style-name="T9">else</text:span>:</text:p>
      <text:p text:style-name="P4">    <text:span text:style-name="T11">print</text:span><text:span text:style-name="T12">(</text:span><text:span text:style-name="T13">"No eres mayor de edad"</text:span><text:span text:style-name="T12">)</text:span></text:p>
      <text:p text:style-name="P5"/>
      <text:p text:style-name="P5"/>
      <text:p text:style-name="P1"><text:span text:style-name="T1">2- </text:span><text:span text:style-name="T2">print</text:span><text:span text:style-name="T3">(</text:span><text:span text:style-name="T4">"Ingresa la nota de la evaluacion"</text:span><text:span text:style-name="T3">)   </text:span></text:p>
      <text:p text:style-name="P2"/>
      <text:p text:style-name="P3"><text:span text:style-name="T5">nota</text:span> <text:span text:style-name="T6">=</text:span> <text:span text:style-name="T7">int</text:span>(<text:span text:style-name="T8">input</text:span>())</text:p>
      <text:p text:style-name="P2"/>
      <text:p text:style-name="P3"><text:span text:style-name="T9">if</text:span> <text:span text:style-name="T5">nota</text:span> <text:span text:style-name="T6">&gt;=</text:span> <text:span text:style-name="T10">6</text:span>:</text:p>
      <text:p text:style-name="P4">    <text:span text:style-name="T11">print</text:span><text:span text:style-name="T12">(</text:span><text:span text:style-name="T13">"Aprobado!!"</text:span><text:span text:style-name="T12">)</text:span></text:p>
      <text:p text:style-name="P3"><text:span text:style-name="T9">else</text:span>:</text:p>
      <text:p text:style-name="P4">    <text:span text:style-name="T11">print</text:span><text:span text:style-name="T12">(</text:span><text:span text:style-name="T13">"Desaprobado, rendis recuperatorio"</text:span><text:span text:style-name="T12">)</text:span></text:p>
      <text:p text:style-name="P6"/>
      <text:p text:style-name="P1"><text:span text:style-name="T1">3- </text:span><text:span text:style-name="T2">print</text:span><text:span text:style-name="T3">(</text:span><text:span text:style-name="T4">"Ingresa un numero para identificar si es par o inpar"</text:span><text:span text:style-name="T3">)</text:span></text:p>
      <text:p text:style-name="P2"/>
      <text:p text:style-name="P3"><text:span text:style-name="T5">num</text:span> <text:span text:style-name="T6">=</text:span> <text:span text:style-name="T7">int</text:span>(<text:span text:style-name="T8">input</text:span>())</text:p>
      <text:p text:style-name="P2"/>
      <text:p text:style-name="P3"><text:span text:style-name="T5">resultado</text:span> <text:span text:style-name="T6">=</text:span> <text:span text:style-name="T5">num</text:span> <text:span text:style-name="T6">%</text:span> <text:span text:style-name="T10">2</text:span> </text:p>
      <text:p text:style-name="P2"/>
      <text:p text:style-name="P3"><text:span text:style-name="T9">if</text:span> <text:span text:style-name="T5">resultado</text:span> <text:span text:style-name="T6">==</text:span> <text:span text:style-name="T10">0</text:span>:</text:p>
      <text:p text:style-name="P4">    <text:span text:style-name="T11">print</text:span><text:span text:style-name="T12">(</text:span><text:span text:style-name="T13">"Este numero es par"</text:span><text:span text:style-name="T12">)</text:span></text:p>
      <text:p text:style-name="P3"><text:span text:style-name="T9">else</text:span>:</text:p>
      <text:p text:style-name="P4">    <text:span text:style-name="T11">print</text:span><text:span text:style-name="T12">(</text:span><text:span text:style-name="T13">"ESte numero es impar"</text:span><text:span text:style-name="T12">)</text:span></text:p>
      <text:p text:style-name="P7"/>
      <text:p text:style-name="P5"/>
      <text:p text:style-name="P8"><text:span text:style-name="T14">4-</text:span><text:span text:style-name="T2">print</text:span><text:span text:style-name="T3">(</text:span><text:span text:style-name="T4">"Dime tu edad"</text:span><text:span text:style-name="T3">)</text:span></text:p>
      <text:p text:style-name="P2"/>
      <text:p text:style-name="P3"><text:span text:style-name="T5">edad</text:span> <text:span text:style-name="T6">=</text:span> <text:span text:style-name="T7">int</text:span>(<text:span text:style-name="T8">input</text:span>())</text:p>
      <text:p text:style-name="P2"/>
      <text:p text:style-name="P3"><text:span text:style-name="T9">if</text:span> <text:span text:style-name="T5">edad</text:span> <text:span text:style-name="T6">&lt;=</text:span> <text:span text:style-name="T10">12</text:span>:</text:p>
      <text:p text:style-name="P4">    <text:span text:style-name="T11">print</text:span><text:span text:style-name="T12">(</text:span><text:span text:style-name="T13">"Eres un Niño/a"</text:span><text:span text:style-name="T12">)</text:span></text:p>
      <text:p text:style-name="P3"><text:span text:style-name="T9">elif</text:span> <text:span text:style-name="T5">edad</text:span> <text:span text:style-name="T6">&gt;</text:span> <text:span text:style-name="T10">12</text:span> <text:span text:style-name="T15">and</text:span> <text:span text:style-name="T5">edad</text:span> <text:span text:style-name="T6">&lt;</text:span> <text:span text:style-name="T10">18</text:span>:</text:p>
      <text:p text:style-name="P4">    <text:span text:style-name="T11">print</text:span><text:span text:style-name="T12">(</text:span><text:span text:style-name="T13">"Eres un/a Adolecente"</text:span><text:span text:style-name="T12">)</text:span></text:p>
      <text:p text:style-name="P3"><text:span text:style-name="T9">elif</text:span> <text:span text:style-name="T5">edad</text:span> <text:span text:style-name="T6">&gt;=</text:span> <text:span text:style-name="T10">18</text:span> <text:span text:style-name="T15">and</text:span> <text:span text:style-name="T5">edad</text:span> <text:span text:style-name="T6">&lt;</text:span> <text:span text:style-name="T10">30</text:span>:</text:p>
      <text:p text:style-name="P4">    <text:span text:style-name="T11">print</text:span><text:span text:style-name="T12">(</text:span><text:span text:style-name="T13">"Eres un Adulto/a Joven"</text:span><text:span text:style-name="T12">)</text:span></text:p>
      <text:p text:style-name="P3"><text:span text:style-name="T9">elif</text:span> <text:span text:style-name="T5">edad</text:span> <text:span text:style-name="T6">&gt;=</text:span> <text:span text:style-name="T10">30</text:span>:</text:p>
      <text:p text:style-name="P4">    <text:span text:style-name="T11">print</text:span><text:span text:style-name="T12">(</text:span><text:span text:style-name="T13">"Eres un Adulto/a"</text:span><text:span text:style-name="T12">)</text:span></text:p>
      <text:p text:style-name="P7"/>
      <text:p text:style-name="P9"/>
      <text:p text:style-name="P10"><text:span text:style-name="T16">5- </text:span><text:span text:style-name="T2">print</text:span><text:span text:style-name="T3">(</text:span><text:span text:style-name="T4">"VAMOS A CREAR UNA CONTRASEÑA"</text:span><text:span text:style-name="T3">)</text:span></text:p>
      <text:p text:style-name="P3"><text:span text:style-name="T8">print</text:span>(<text:span text:style-name="T17">""</text:span>)</text:p>
      <text:p text:style-name="P3"><text:span text:style-name="T8">print</text:span>(<text:span text:style-name="T17">"Introduce tu nueva contraseña (mas de 8 caracteres, menos de 14)"</text:span>)</text:p>
      <text:p text:style-name="P2"/>
      <text:p text:style-name="P3"><text:span text:style-name="T5">contra</text:span> <text:span text:style-name="T6">=</text:span> <text:span text:style-name="T8">input</text:span>()</text:p>
      <text:p text:style-name="P2"/>
      <text:p text:style-name="P3"><text:span text:style-name="T5">long</text:span> <text:span text:style-name="T6">=</text:span> <text:span text:style-name="T8">len</text:span>(<text:span text:style-name="T5">contra</text:span>)</text:p>
      <text:p text:style-name="P2"/>
      <text:p text:style-name="P3"><text:span text:style-name="T9">if</text:span> <text:span text:style-name="T5">long</text:span> <text:span text:style-name="T6">&gt;=</text:span> <text:span text:style-name="T10">8</text:span> <text:span text:style-name="T15">and</text:span> <text:span text:style-name="T5">long</text:span> <text:span text:style-name="T6">&lt;=</text:span> <text:span text:style-name="T10">14</text:span>:</text:p>
      <text:p text:style-name="P4">    <text:span text:style-name="T11">print</text:span><text:span text:style-name="T12">(</text:span><text:span text:style-name="T13">"Tu contraseña se creo correctamente!!"</text:span><text:span text:style-name="T12">)</text:span></text:p>
      <text:p text:style-name="P3"><text:span text:style-name="T9">else</text:span>:</text:p>
      <text:p text:style-name="P4">    <text:span text:style-name="T11">print</text:span><text:span text:style-name="T12">(</text:span><text:span text:style-name="T13">"ERROR"</text:span><text:span text:style-name="T12">)</text:span></text:p>
      <text:p text:style-name="P11"/>
      <text:p text:style-name="P11"/>
      <text:p text:style-name="P12"><text:span text:style-name="T18">6- </text:span><text:span text:style-name="T19">import</text:span><text:span text:style-name="T3"> </text:span><text:span text:style-name="T20">random</text:span></text:p>
      <text:p text:style-name="P3"><text:span text:style-name="T5">numeros_aleatorios</text:span> <text:span text:style-name="T6">=</text:span> [<text:span text:style-name="T7">random</text:span>.<text:span text:style-name="T5">randint</text:span>(<text:span text:style-name="T10">1</text:span>, <text:span text:style-name="T10">100</text:span>) <text:span text:style-name="T9">for</text:span> <text:span text:style-name="T5">i</text:span> <text:span text:style-name="T9">in</text:span> <text:span text:style-name="T7">range</text:span>(<text:span text:style-name="T10">50</text:span>)]</text:p>
      <text:p text:style-name="P2"/>
      <text:p text:style-name="P3"><text:span text:style-name="T9">from</text:span> <text:span text:style-name="T7">statistics</text:span> <text:span text:style-name="T9">import</text:span> <text:span text:style-name="T8">mean</text:span>, <text:span text:style-name="T8">median</text:span>, <text:span text:style-name="T8">mode</text:span></text:p>
      <text:p text:style-name="P2"/>
      <text:p text:style-name="P3"><text:span text:style-name="T5">mi_media</text:span> <text:span text:style-name="T6">=</text:span> <text:span text:style-name="T8">mean</text:span>(<text:span text:style-name="T5">numeros_aleatorios</text:span>)</text:p>
      <text:p text:style-name="P3"><text:span text:style-name="T5">mi_mediana</text:span> <text:span text:style-name="T6">=</text:span> <text:span text:style-name="T8">median</text:span>(<text:span text:style-name="T5">numeros_aleatorios</text:span>)</text:p>
      <text:p text:style-name="P3"><text:span text:style-name="T5">mi_moda</text:span> <text:span text:style-name="T6">=</text:span> <text:span text:style-name="T8">mode</text:span>(<text:span text:style-name="T5">numeros_aleatorios</text:span>)</text:p>
      <text:p text:style-name="P2"/>
      <text:p text:style-name="P3"><text:span text:style-name="T9">if</text:span> <text:span text:style-name="T5">mi_media</text:span> <text:span text:style-name="T6">&gt;</text:span> <text:span text:style-name="T5">mi_mediana</text:span> <text:span text:style-name="T6">&gt;</text:span> <text:span text:style-name="T5">mi_moda</text:span>:</text:p>
      <text:p text:style-name="P4">    <text:span text:style-name="T11">print</text:span><text:span text:style-name="T12">(</text:span><text:span text:style-name="T13">"Sesgo positivo"</text:span><text:span text:style-name="T12">)</text:span></text:p>
      <text:p text:style-name="P3"><text:span text:style-name="T9">elif</text:span> <text:span text:style-name="T5">mi_media</text:span> <text:span text:style-name="T6">&lt;</text:span> <text:span text:style-name="T5">mi_mediana</text:span> <text:span text:style-name="T6">&lt;</text:span> <text:span text:style-name="T5">mi_moda</text:span>:</text:p>
      <text:p text:style-name="P4">    <text:span text:style-name="T11">print</text:span><text:span text:style-name="T12">(</text:span><text:span text:style-name="T13">"Sesgo negativo"</text:span><text:span text:style-name="T12">)</text:span></text:p>
      <text:p text:style-name="P3"><text:span text:style-name="T9">elif</text:span> <text:span text:style-name="T5">mi_media</text:span> <text:span text:style-name="T6">==</text:span> <text:span text:style-name="T5">mi_mediana</text:span> <text:span text:style-name="T6">==</text:span> <text:span text:style-name="T5">mi_moda</text:span>:</text:p>
      <text:p text:style-name="P4">    <text:span text:style-name="T11">print</text:span><text:span text:style-name="T12">(</text:span><text:span text:style-name="T13">"Sin sesgo"</text:span><text:span text:style-name="T12">)</text:span></text:p>
      <text:p text:style-name="P3"><text:span text:style-name="T9">else</text:span>:</text:p>
      <text:p text:style-name="P4">    <text:span text:style-name="T11">print</text:span><text:span text:style-name="T12">(</text:span><text:span text:style-name="T13">"No hay un sesgo claro"</text:span><text:span text:style-name="T12">)</text:span></text:p>
      <text:p text:style-name="P3"/>
      <text:p text:style-name="P3"/>
      <text:p text:style-name="P3"/>
      <text:p text:style-name="P13"><text:span text:style-name="T21">7- </text:span><text:span text:style-name="T8">print</text:span> (<text:span text:style-name="T17">"Ingresa una palabra o frase"</text:span>)</text:p>
      <text:p text:style-name="P2"/>
      <text:p text:style-name="P3"><text:span text:style-name="T5">palabra</text:span> <text:span text:style-name="T6">=</text:span> <text:span text:style-name="T8">input</text:span> ()</text:p>
      <text:p text:style-name="P2"/>
      <text:p text:style-name="P3"><text:span text:style-name="T5">letra</text:span> <text:span text:style-name="T6">=</text:span> <text:span text:style-name="T5">palabra</text:span>[<text:span text:style-name="T6">-</text:span><text:span text:style-name="T10">1</text:span>].<text:span text:style-name="T8">lower</text:span>()</text:p>
      <text:p text:style-name="P2"/>
      <text:p text:style-name="P3"><text:span text:style-name="T9">if</text:span> <text:span text:style-name="T5">letra</text:span> <text:span text:style-name="T15">in</text:span> <text:span text:style-name="T17">"aeiou"</text:span>:</text:p>
      <text:p text:style-name="P4">    <text:span text:style-name="T11">print</text:span><text:span text:style-name="T12"> (</text:span><text:span text:style-name="T22">palabra</text:span><text:span text:style-name="T12"> </text:span><text:span text:style-name="T23">+</text:span><text:span text:style-name="T12"> </text:span><text:span text:style-name="T13">"!"</text:span><text:span text:style-name="T12"> )</text:span></text:p>
      <text:p text:style-name="P3"><text:span text:style-name="T9">else</text:span>: </text:p>
      <text:p text:style-name="P4">    <text:span text:style-name="T11">print</text:span><text:span text:style-name="T12">( </text:span><text:span text:style-name="T22">palabra</text:span><text:span text:style-name="T12"> )</text:span></text:p>
      <text:p text:style-name="P3"/>
      <text:p text:style-name="P3"/>
      <text:p text:style-name="P14"><text:span text:style-name="T24">8-</text:span><text:span text:style-name="T8">print</text:span>(<text:span text:style-name="T17">"Escribe tu nombre"</text:span>)</text:p>
      <text:p text:style-name="P2"/>
      <text:p text:style-name="P3"><text:span text:style-name="T5">nombre</text:span> <text:span text:style-name="T6">=</text:span> <text:span text:style-name="T8">input</text:span>()</text:p>
      <text:p text:style-name="P3"><text:span text:style-name="T8">print</text:span>(<text:span text:style-name="T17">""</text:span>)</text:p>
      <text:p text:style-name="P2"/>
      <text:p text:style-name="P3"><text:span text:style-name="T8">print</text:span>(<text:span text:style-name="T17">"Dime el ajuste que quieres para tu nombre"</text:span>)</text:p>
      <text:p text:style-name="P3"><text:span text:style-name="T8">print</text:span>(<text:span text:style-name="T17">"OPCION 1: MINUSCULAS"</text:span>)</text:p>
      <text:p text:style-name="P3"><text:span text:style-name="T8">print</text:span>(<text:span text:style-name="T17">"OPCION 2: MAYUSCULAS"</text:span>)</text:p>
      <text:p text:style-name="P3"><text:span text:style-name="T8">print</text:span>(<text:span text:style-name="T17">"OPCION 3: MAYUS. PRIMER LETRA"</text:span>)</text:p>
      <text:p text:style-name="P2"/>
      <text:p text:style-name="P3"><text:span text:style-name="T5">opcion</text:span> <text:span text:style-name="T6">=</text:span> <text:span text:style-name="T7">int</text:span>(<text:span text:style-name="T8">input</text:span>())</text:p>
      <text:p text:style-name="P2"/>
      <text:p text:style-name="P3"><text:span text:style-name="T9">if</text:span> <text:span text:style-name="T5">opcion</text:span> <text:span text:style-name="T6">==</text:span> <text:span text:style-name="T10">1</text:span>:</text:p>
      <text:p text:style-name="P4">    <text:span text:style-name="T11">print</text:span><text:span text:style-name="T12">(</text:span><text:span text:style-name="T22">nombre</text:span><text:span text:style-name="T12">.</text:span><text:span text:style-name="T11">lower</text:span><text:span text:style-name="T12">())</text:span></text:p>
      <text:p text:style-name="P3"><text:span text:style-name="T9">elif</text:span> <text:span text:style-name="T5">opcion</text:span> <text:span text:style-name="T6">==</text:span> <text:span text:style-name="T10">2</text:span>:</text:p>
      <text:p text:style-name="P4">    <text:span text:style-name="T11">print</text:span><text:span text:style-name="T12">(</text:span><text:span text:style-name="T22">nombre</text:span><text:span text:style-name="T12">.</text:span><text:span text:style-name="T11">upper</text:span><text:span text:style-name="T12">())</text:span></text:p>
      <text:p text:style-name="P3"><text:span text:style-name="T9">elif</text:span> <text:span text:style-name="T5">opcion</text:span> <text:span text:style-name="T6">==</text:span> <text:span text:style-name="T10">3</text:span>:</text:p>
      <text:p text:style-name="P4">    <text:span text:style-name="T11">print</text:span><text:span text:style-name="T12">(</text:span><text:span text:style-name="T22">nombre</text:span><text:span text:style-name="T12">.</text:span><text:span text:style-name="T11">title</text:span><text:span text:style-name="T12">())</text:span></text:p>
      <text:p text:style-name="P7"/>
      <text:p text:style-name="P15"/>
      <text:p text:style-name="P16"><text:span text:style-name="T25">9-</text:span><text:span text:style-name="T8">print</text:span>(<text:span text:style-name="T17">"Escuche de un Terremoto por su zona"</text:span>)</text:p>
      <text:p text:style-name="P3"><text:span text:style-name="T8">print</text:span>(<text:span text:style-name="T17">""</text:span>)</text:p>
      <text:p text:style-name="P3"><text:span text:style-name="T8">print</text:span>(<text:span text:style-name="T17">"Dime el grado del mismo"</text:span>)</text:p>
      <text:p text:style-name="P3"><text:span text:style-name="T8">print</text:span>(<text:span text:style-name="T17">""</text:span>)</text:p>
      <text:p text:style-name="P3"><text:span text:style-name="T5">terr</text:span> <text:span text:style-name="T6">=</text:span> <text:span text:style-name="T7">int</text:span>(<text:span text:style-name="T8">input</text:span>())</text:p>
      <text:p text:style-name="P2"/>
      <text:p text:style-name="P3"><text:span text:style-name="T9">if</text:span> <text:span text:style-name="T5">terr</text:span> <text:span text:style-name="T6">&lt;</text:span> <text:span text:style-name="T10">3</text:span>:</text:p>
      <text:p text:style-name="P4">    <text:span text:style-name="T11">print</text:span><text:span text:style-name="T12">(</text:span><text:span text:style-name="T13">"Grado Muy Leve"</text:span><text:span text:style-name="T12">)</text:span></text:p>
      <text:p text:style-name="P3"><text:span text:style-name="T9">elif</text:span> <text:span text:style-name="T5">terr</text:span> <text:span text:style-name="T6">&gt;=</text:span> <text:span text:style-name="T10">3</text:span> <text:span text:style-name="T15">and</text:span> <text:span text:style-name="T5">terr</text:span> <text:span text:style-name="T6">&lt;</text:span> <text:span text:style-name="T10">4</text:span>:</text:p>
      <text:p text:style-name="P4">    <text:span text:style-name="T11">print</text:span><text:span text:style-name="T12">(</text:span><text:span text:style-name="T13">"Grado Leve"</text:span><text:span text:style-name="T12">)</text:span></text:p>
      <text:p text:style-name="P3"><text:span text:style-name="T9">elif</text:span> <text:span text:style-name="T5">terr</text:span> <text:span text:style-name="T6">&gt;=</text:span> <text:span text:style-name="T10">4</text:span> <text:span text:style-name="T15">and</text:span> <text:span text:style-name="T5">terr</text:span> <text:span text:style-name="T6">&lt;</text:span> <text:span text:style-name="T10">5</text:span>:</text:p>
      <text:p text:style-name="P4">    <text:span text:style-name="T11">print</text:span><text:span text:style-name="T12">(</text:span><text:span text:style-name="T13">"Grado Moderado"</text:span><text:span text:style-name="T12">)</text:span></text:p>
      <text:p text:style-name="P3"><text:span text:style-name="T9">elif</text:span> <text:span text:style-name="T5">terr</text:span> <text:span text:style-name="T6">&gt;=</text:span> <text:span text:style-name="T10">5</text:span> <text:span text:style-name="T15">and</text:span> <text:span text:style-name="T5">terr</text:span> <text:span text:style-name="T6">&lt;</text:span> <text:span text:style-name="T10">6</text:span>:</text:p>
      <text:p text:style-name="P4">    <text:span text:style-name="T11">print</text:span><text:span text:style-name="T12">(</text:span><text:span text:style-name="T13">"Grado Fuerte"</text:span><text:span text:style-name="T12">)</text:span></text:p>
      <text:p text:style-name="P3"><text:span text:style-name="T9">elif</text:span> <text:span text:style-name="T5">terr</text:span> <text:span text:style-name="T6">&gt;=</text:span> <text:span text:style-name="T10">6</text:span> <text:span text:style-name="T15">and</text:span> <text:span text:style-name="T5">terr</text:span> <text:span text:style-name="T6">&lt;</text:span> <text:span text:style-name="T10">7</text:span>:</text:p>
      <text:p text:style-name="P4">    <text:span text:style-name="T11">print</text:span><text:span text:style-name="T12">(</text:span><text:span text:style-name="T13">"Grado Muy Fuerte"</text:span><text:span text:style-name="T12">)</text:span></text:p>
      <text:p text:style-name="P3"><text:span text:style-name="T9">elif</text:span> <text:span text:style-name="T5">terr</text:span> <text:span text:style-name="T6">&gt;=</text:span> <text:span text:style-name="T10">7</text:span>:</text:p>
      <text:p text:style-name="P4">    <text:span text:style-name="T11">print</text:span><text:span text:style-name="T12">(</text:span><text:span text:style-name="T13">"Grado Extremo"</text:span><text:span text:style-name="T12">)</text:span></text:p>
      <text:p text:style-name="P17"/>
      <text:p text:style-name="P18"><text:span text:style-name="T26">10- </text:span><text:span text:style-name="T8">print</text:span>(<text:span text:style-name="T17">"QUE ESTACION DEL AÑO ES?"</text:span>)</text:p>
      <text:p text:style-name="P3"><text:span text:style-name="T8">print</text:span>(<text:span text:style-name="T17">"Dime una fecha del año: "</text:span>)</text:p>
      <text:p text:style-name="P19"/>
      <text:p text:style-name="P3"><text:span text:style-name="T5">hemis</text:span> <text:span text:style-name="T6">=</text:span> <text:span text:style-name="T8">input</text:span>(<text:span text:style-name="T17">"Dime en que emisfero te encontras: Norte o Sur "</text:span>).<text:span text:style-name="T8">strip</text:span>().<text:span text:style-name="T8">lower</text:span>()</text:p>
      <text:p text:style-name="P3"><text:span text:style-name="T9">if</text:span> <text:span text:style-name="T5">hemis</text:span> <text:span text:style-name="T15">not</text:span> <text:span text:style-name="T15">in</text:span> (<text:span text:style-name="T17">"norte"</text:span>, <text:span text:style-name="T17">"sur"</text:span>):</text:p>
      <text:p text:style-name="P4">    <text:span text:style-name="T11">print</text:span><text:span text:style-name="T12">(</text:span><text:span text:style-name="T13">"Hemisferio inválido"</text:span><text:span text:style-name="T12">)</text:span></text:p>
      <text:p text:style-name="P2"/>
      <text:p text:style-name="P3"><text:span text:style-name="T5">mes</text:span> <text:span text:style-name="T6">=</text:span> <text:span text:style-name="T7">int</text:span>(<text:span text:style-name="T8">input</text:span>(<text:span text:style-name="T17">"Dime un mes del año: del 1 al 12"</text:span>))</text:p>
      <text:p text:style-name="P2"/>
      <text:p text:style-name="P3"><text:span text:style-name="T5">dia</text:span> <text:span text:style-name="T6">=</text:span> <text:span text:style-name="T7">int</text:span>(<text:span text:style-name="T8">input</text:span>(<text:span text:style-name="T17">"Dime un dia del mes: del 1 al 31"</text:span>))</text:p>
      <text:p text:style-name="P2"/>
      <text:p text:style-name="P3"><text:soft-page-break/><text:span text:style-name="T9">if</text:span> (<text:span text:style-name="T5">mes</text:span> <text:span text:style-name="T6">==</text:span> <text:span text:style-name="T10">12</text:span> <text:span text:style-name="T15">and</text:span> <text:span text:style-name="T5">dia</text:span> <text:span text:style-name="T6">&gt;=</text:span> <text:span text:style-name="T10">21</text:span>) <text:span text:style-name="T15">or</text:span> (<text:span text:style-name="T5">mes</text:span> <text:span text:style-name="T15">in</text:span> [<text:span text:style-name="T10">1</text:span>, <text:span text:style-name="T10">2</text:span>]) <text:span text:style-name="T15">or</text:span> (<text:span text:style-name="T5">mes</text:span> <text:span text:style-name="T6">==</text:span> <text:span text:style-name="T10">3</text:span> <text:span text:style-name="T15">and</text:span> <text:span text:style-name="T5">dia</text:span> <text:span text:style-name="T6">&lt;=</text:span> <text:span text:style-name="T10">20</text:span>):</text:p>
      <text:p text:style-name="P4">    <text:span text:style-name="T27">if</text:span><text:span text:style-name="T12"> </text:span><text:span text:style-name="T22">hemis</text:span><text:span text:style-name="T12"> </text:span><text:span text:style-name="T23">==</text:span><text:span text:style-name="T12"> </text:span><text:span text:style-name="T13">"norte"</text:span><text:span text:style-name="T12">:</text:span></text:p>
      <text:p text:style-name="P4">        <text:span text:style-name="T22">estacion</text:span><text:span text:style-name="T12"> </text:span><text:span text:style-name="T23">=</text:span><text:span text:style-name="T12"> </text:span><text:span text:style-name="T13">"Invierno"</text:span></text:p>
      <text:p text:style-name="P4">    <text:span text:style-name="T27">else</text:span><text:span text:style-name="T12">:</text:span></text:p>
      <text:p text:style-name="P4">        <text:span text:style-name="T22">estacion</text:span><text:span text:style-name="T12"> </text:span><text:span text:style-name="T23">=</text:span><text:span text:style-name="T12"> </text:span><text:span text:style-name="T13">"Verano"</text:span></text:p>
      <text:p text:style-name="P3"><text:span text:style-name="T9">elif</text:span> (<text:span text:style-name="T5">mes</text:span> <text:span text:style-name="T6">==</text:span> <text:span text:style-name="T10">3</text:span> <text:span text:style-name="T15">and</text:span> <text:span text:style-name="T5">dia</text:span> <text:span text:style-name="T6">&gt;=</text:span> <text:span text:style-name="T10">21</text:span>) <text:span text:style-name="T15">or</text:span> (<text:span text:style-name="T5">mes</text:span> <text:span text:style-name="T15">in</text:span> [<text:span text:style-name="T10">4</text:span>, <text:span text:style-name="T10">5</text:span>]) <text:span text:style-name="T15">or</text:span> (<text:span text:style-name="T5">mes</text:span> <text:span text:style-name="T6">==</text:span> <text:span text:style-name="T10">6</text:span> <text:span text:style-name="T15">and</text:span> <text:span text:style-name="T5">dia</text:span> <text:span text:style-name="T6">&lt;=</text:span> <text:span text:style-name="T10">20</text:span>):</text:p>
      <text:p text:style-name="P4">    <text:span text:style-name="T27">if</text:span><text:span text:style-name="T12"> </text:span><text:span text:style-name="T22">hemis</text:span><text:span text:style-name="T12"> </text:span><text:span text:style-name="T23">==</text:span><text:span text:style-name="T12"> </text:span><text:span text:style-name="T13">"norte"</text:span><text:span text:style-name="T12">:</text:span></text:p>
      <text:p text:style-name="P4">        <text:span text:style-name="T22">estacion</text:span><text:span text:style-name="T12"> </text:span><text:span text:style-name="T23">=</text:span><text:span text:style-name="T12"> </text:span><text:span text:style-name="T13">"Primavera"</text:span></text:p>
      <text:p text:style-name="P4">    <text:span text:style-name="T27">else</text:span><text:span text:style-name="T12">:</text:span></text:p>
      <text:p text:style-name="P4">        <text:span text:style-name="T22">estacion</text:span><text:span text:style-name="T12"> </text:span><text:span text:style-name="T23">=</text:span><text:span text:style-name="T12"> </text:span><text:span text:style-name="T13">"Otoño"</text:span></text:p>
      <text:p text:style-name="P3"><text:span text:style-name="T9">elif</text:span> (<text:span text:style-name="T5">mes</text:span> <text:span text:style-name="T6">==</text:span> <text:span text:style-name="T10">6</text:span> <text:span text:style-name="T15">and</text:span> <text:span text:style-name="T5">dia</text:span> <text:span text:style-name="T6">&gt;=</text:span> <text:span text:style-name="T10">21</text:span>) <text:span text:style-name="T15">or</text:span> (<text:span text:style-name="T5">mes</text:span> <text:span text:style-name="T15">in</text:span> [<text:span text:style-name="T10">7</text:span>, <text:span text:style-name="T10">8</text:span>]) <text:span text:style-name="T15">or</text:span> (<text:span text:style-name="T5">mes</text:span> <text:span text:style-name="T6">==</text:span> <text:span text:style-name="T10">9</text:span> <text:span text:style-name="T15">and</text:span> <text:span text:style-name="T5">dia</text:span> <text:span text:style-name="T6">&lt;=</text:span> <text:span text:style-name="T10">20</text:span>):</text:p>
      <text:p text:style-name="P4">    <text:span text:style-name="T27">if</text:span><text:span text:style-name="T12"> </text:span><text:span text:style-name="T22">hemis</text:span><text:span text:style-name="T12"> </text:span><text:span text:style-name="T23">==</text:span><text:span text:style-name="T12"> </text:span><text:span text:style-name="T13">"norte"</text:span><text:span text:style-name="T12">:</text:span></text:p>
      <text:p text:style-name="P4">        <text:span text:style-name="T22">estacion</text:span><text:span text:style-name="T12"> </text:span><text:span text:style-name="T23">=</text:span><text:span text:style-name="T12"> </text:span><text:span text:style-name="T13">"Verano"</text:span></text:p>
      <text:p text:style-name="P4">    <text:span text:style-name="T27">else</text:span><text:span text:style-name="T12">:</text:span></text:p>
      <text:p text:style-name="P4">        <text:span text:style-name="T22">estacion</text:span><text:span text:style-name="T12"> </text:span><text:span text:style-name="T23">=</text:span><text:span text:style-name="T12"> </text:span><text:span text:style-name="T13">"Invierno"</text:span></text:p>
      <text:p text:style-name="P3"><text:span text:style-name="T9">elif</text:span> (<text:span text:style-name="T5">mes</text:span> <text:span text:style-name="T6">==</text:span> <text:span text:style-name="T10">9</text:span> <text:span text:style-name="T15">and</text:span> <text:span text:style-name="T5">dia</text:span> <text:span text:style-name="T6">&gt;=</text:span> <text:span text:style-name="T10">21</text:span>) <text:span text:style-name="T15">or</text:span> (<text:span text:style-name="T5">mes</text:span> <text:span text:style-name="T15">in</text:span> [<text:span text:style-name="T10">10</text:span>, <text:span text:style-name="T10">11</text:span>]) <text:span text:style-name="T15">or</text:span> (<text:span text:style-name="T5">mes</text:span> <text:span text:style-name="T6">==</text:span> <text:span text:style-name="T10">12</text:span> <text:span text:style-name="T15">and</text:span> <text:span text:style-name="T5">dia</text:span> <text:span text:style-name="T6">&lt;=</text:span> <text:span text:style-name="T10">20</text:span>):</text:p>
      <text:p text:style-name="P4">    <text:span text:style-name="T27">if</text:span><text:span text:style-name="T12"> </text:span><text:span text:style-name="T22">hemis</text:span><text:span text:style-name="T12"> </text:span><text:span text:style-name="T23">==</text:span><text:span text:style-name="T12"> </text:span><text:span text:style-name="T13">"norte"</text:span><text:span text:style-name="T12">:</text:span></text:p>
      <text:p text:style-name="P4">        <text:span text:style-name="T22">estacion</text:span><text:span text:style-name="T12"> </text:span><text:span text:style-name="T23">=</text:span><text:span text:style-name="T12"> </text:span><text:span text:style-name="T13">"Otoño"</text:span></text:p>
      <text:p text:style-name="P4">    <text:span text:style-name="T27">else</text:span><text:span text:style-name="T12">:</text:span></text:p>
      <text:p text:style-name="P4">        <text:span text:style-name="T22">estacion</text:span><text:span text:style-name="T12"> </text:span><text:span text:style-name="T23">=</text:span><text:span text:style-name="T12"> </text:span><text:span text:style-name="T13">"Primavera"</text:span></text:p>
      <text:p text:style-name="P2"/>
      <text:p text:style-name="P3"><text:span text:style-name="T8">print</text:span>(<text:span text:style-name="T17">"La estación es:"</text:span>, <text:span text:style-name="T5">estacion</text:span>)</text:p>
      <text:p text:style-name="P6"/>
      <text:p text:style-name="P20"/>
      <text:p text:style-name="P21"><text:s/></text:p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Tahoma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Tahoma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3T11:57:08.302383600</meta:creation-date>
    <dc:date>2025-09-05T13:26:09.955357600</dc:date>
    <meta:editing-duration>PT2H53M3S</meta:editing-duration>
    <meta:editing-cycles>3</meta:editing-cycles>
    <meta:generator>LibreOffice/25.2.5.2$Windows_X86_64 LibreOffice_project/03d19516eb2e1dd5d4ccd751a0d6f35f35e08022</meta:generator>
    <meta:document-statistic meta:table-count="0" meta:image-count="0" meta:object-count="0" meta:page-count="4" meta:paragraph-count="119" meta:word-count="538" meta:character-count="3371" meta:non-whitespace-character-count="2737"/>
  </office:meta>
</office:document-meta>
</file>